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writing-mode="lr-tb"/>
      <style:text-properties style:font-name="sans-serif" fo:font-size="10.5pt"/>
    </style:style>
    <style:style style:name="P2" style:family="paragraph" style:parent-style-name="Standard">
      <style:paragraph-properties fo:text-align="start" style:justify-single-word="false" style:writing-mode="lr-tb"/>
      <style:text-properties style:font-name="Liberation Serif" fo:font-size="12pt" style:font-size-asian="12pt" style:font-size-complex="12pt"/>
    </style:style>
    <style:style style:name="P3" style:family="paragraph" style:parent-style-name="Standard" style:list-style-name="L1">
      <style:paragraph-properties fo:text-align="start" style:justify-single-word="false" style:writing-mode="lr-tb"/>
      <style:text-properties style:font-name="Liberation Serif" fo:font-size="12pt" style:font-size-asian="12pt" style:font-size-complex="12pt"/>
    </style:style>
    <style:style style:name="P4" style:family="paragraph" style:parent-style-name="Standard">
      <style:paragraph-properties fo:text-align="start" style:justify-single-word="false" style:writing-mode="lr-tb"/>
      <style:text-properties style:font-name="Liberation Serif" fo:font-size="10.5pt"/>
    </style:style>
    <style:style style:name="P5" style:family="paragraph" style:parent-style-name="Standard">
      <style:paragraph-properties fo:text-align="start" style:justify-single-word="false"/>
      <style:text-properties style:font-name="Liberation Serif" fo:font-size="12pt" style:font-size-asian="12pt" style:font-size-complex="12pt"/>
    </style:style>
    <style:style style:name="P6" style:family="paragraph" style:parent-style-name="Standard">
      <style:paragraph-properties fo:text-align="start" style:justify-single-word="false"/>
      <style:text-properties style:font-name="Liberation Serif" fo:font-size="12pt"/>
    </style:style>
    <style:style style:name="P7" style:family="paragraph" style:parent-style-name="Standard" style:list-style-name="L1">
      <style:paragraph-properties fo:margin-left="0cm" fo:margin-right="0cm" fo:text-align="start" style:justify-single-word="false" fo:text-indent="-0.635cm" style:auto-text-indent="false" style:writing-mode="lr-tb"/>
      <style:text-properties style:font-name="Liberation Serif" fo:font-size="12pt" style:font-size-asian="12pt" style:font-size-complex="12pt"/>
    </style:style>
    <style:style style:name="P8" style:family="paragraph" style:parent-style-name="Heading_20_2">
      <style:paragraph-properties fo:text-align="start" style:justify-single-word="false"/>
      <style:text-properties style:font-name="Liberation Serif"/>
    </style:style>
    <style:style style:name="P9" style:family="paragraph" style:parent-style-name="Heading_20_2">
      <style:paragraph-properties fo:break-before="page"/>
      <style:text-properties style:font-name="Liberation Serif"/>
    </style:style>
    <style:style style:name="P10" style:family="paragraph" style:parent-style-name="Heading_20_1">
      <style:paragraph-properties fo:text-align="center" style:justify-single-word="false"/>
      <style:text-properties style:font-name="Liberation Serif"/>
    </style:style>
    <style:style style:name="T1" style:family="text">
      <style:text-properties style:font-name="sans-serif" fo:font-size="10.5pt"/>
    </style:style>
    <style:style style:name="T2" style:family="text">
      <style:text-properties fo:font-size="10.5pt"/>
    </style:style>
    <style:style style:name="T3" style:family="text">
      <style:text-properties style:font-size-asian="12pt" style:font-size-complex="12pt"/>
    </style:style>
    <style:style style:name="T4"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Rapport du projet de Traduction.</text:h>
      <text:h text:style-name="P9" text:outline-level="2">Présentation. </text:h>
      <text:p text:style-name="P5"/>
      <text:p text:style-name="P5">Pour ce projet nous devons écrire un compilateur avec les outils bison et flex. Pour le langage source nous utiliserons un petit langage de programmation nommé tpc. Celui-ci est un sous-ensemble du langage C. Le langage cible est le langage de la machine virtuelle qui nous est donné. Le résultat de la compilation est donné en exécutant le code obtenu par la machine virtuelle.</text:p>
      <text:p text:style-name="P5"/>
      <text:h text:style-name="P8" text:outline-level="2">Objectifs.</text:h>
      <text:p text:style-name="P5"/>
      <text:p text:style-name="P6"><text:span text:style-name="T3">L'objectif est clair écrire un compilateur avec flex pour l'analyse lexicale et bison pour l'analyse syntaxique et pour la traduction.</text:span><text:span text:style-name="T2"> </text:span><text:span text:style-name="T3">On devra traiter les différents conflits d'analyse en modifiant la grammaire ou encore pour en faciliter la traduction. Toutefois nous devrions faire attention à ne pas affecter le langage engendré. </text:span><text:span text:style-name="T2"><text:line-break/></text:span></text:p>
      <text:h text:style-name="P8" text:outline-level="2">Fonctionnalités.</text:h>
      <text:p text:style-name="P4"/>
      <text:p text:style-name="P2">Le projet est organisé de la facon suivante : <text:s/>3 dossiers, 2 exécutables et 1 makefile.<text:line-break/>Les 3 dossiers sont: </text:p>
      <text:list xml:id="list170424635" text:style-name="L1">
        <text:list-item>
          <text:p text:style-name="P3">documentation: qui contient le rapport du projet.</text:p>
        </text:list-item>
        <text:list-item>
          <text:p text:style-name="P3">sources: qui contient tous les fichiers à compiler avec le makefile.</text:p>
        </text:list-item>
        <text:list-item>
          <text:p text:style-name="P3">Exemples: qui contient tous les fichiers de test en extension .tpc.</text:p>
          <text:p text:style-name="P7"/>
        </text:list-item>
      </text:list>
      <text:p text:style-name="P2">Le programme compile est produit un exécutable tcompil. </text:p>
      <text:p text:style-name="P2">Il s'exécute en tapant la commande ./tcompil exemples/nom_du_fichier.tpc [-o].</text:p>
      <text:p text:style-name="P2">Seul les fichiers d'extension tpc seront pris en compte par le programme. Ces fichiers seront contenus dans le répertoire exemples/, mais ils peuvent être dans le dossier racine de l'exécutable.</text:p>
      <text:p text:style-name="P2">De plus l'option -o place le résultat de la compilation dans un fichier avec le même nom que le fichier entrée, seul l'extension change pour devenir .vm. Sans cette option, le résultat sera affiché sur la sortie standar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eronnet Pierre – Glevarec Guillaume <text:tab/>Rapport du Projet<text:tab/>Mai 2014</text:p>
      </style:header>
      <style:footer>
        <text:p text:style-name="Footer">L3 – Informatique groupe 2<text:tab/><text:page-number text:select-page="current">2</text:page-number><text:tab/>Compil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evarec </meta:initial-creator>
    <meta:creation-date>2014-05-22T20:22:53</meta:creation-date>
    <dc:date>2014-05-23T00:01:50</dc:date>
    <dc:creator>Glevarec </dc:creator>
    <meta:editing-duration>PT01H35M18S</meta:editing-duration>
    <meta:editing-cycles>8</meta:editing-cycles>
    <meta:generator>OpenOffice.org/3.2$Linux OpenOffice.org_project/320m12$Build-9483</meta:generator>
    <meta:document-statistic meta:table-count="0" meta:image-count="0" meta:object-count="0" meta:page-count="2" meta:paragraph-count="16" meta:word-count="276" meta:character-count="1734"/>
  </office:meta>
</office:document-meta>
</file>